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16">
      <style:text-properties style:font-name="Verdana" fo:font-size="16pt" fo:background-color="#996600" style:font-size-asian="16pt" style:font-size-complex="16pt"/>
    </style:style>
    <style:style style:name="P35" style:family="paragraph" style:parent-style-name="Text_20_body" style:list-style-name="L15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1" style:family="paragraph" style:parent-style-name="Text_20_body">
      <style:paragraph-properties fo:margin-top="0cm" fo:margin-bottom="0cm" fo:line-height="150%" style:writing-mode="lr-tb"/>
    </style:style>
    <style:style style:name="P6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5137572712729285424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54">20200904_094441[eap-2.id-1].[AUDJPY-5].dir</text:p>
                    </text:list-item>
                    <text:list-item>
                      <text:p text:style-name="P54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2729839320768277911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1284175636552880769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1962115936368047857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3582107634554521766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902748707114525145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6800495843923588593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55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2153012211933732885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6969222630331414376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56">20200907_143149[eap-2.id-1].[AUDJPY-5].dir</text:p>
                </text:list-item>
                <text:list-item>
                  <text:p text:style-name="P58">20200908_094814[eap-2.id-1].[AUDJPY-5].dir</text:p>
                </text:list-item>
                <text:list-item>
                  <text:p text:style-name="P58">20200909_091350[eap-2.id-1].[AUDJPY-5].dir</text:p>
                </text:list-item>
                <text:list-item>
                  <text:p text:style-name="P59">20200910_093925[eap-2.id-1].[USDJPY-5].dir</text:p>
                </text:list-item>
                <text:list-item>
                  <text:p text:style-name="P59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452742416113025639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2195454555247589849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57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2588022150122741036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7"><text:span text:style-name="T18">@@@</text:span></text:p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XXX</text:p>
      <text:p text:style-name="P7"><text:soft-page-break/></text:p>
      <text:p text:style-name="P7">[do] <text:span text:style-name="T1">#_ </text:span></text:p>
      <text:list xml:id="list9217241367583126524" text:style-name="L21">
        <text:list-item>
          <text:p text:style-name="P53">REVIEW </text:p>
        </text:list-item>
        <text:list-item>
          <text:p text:style-name="P53">TASK-1</text:p>
        </text:list-item>
      </text:list>
      <text:p text:style-name="P7">[next]</text:p>
      <text:list xml:id="list7198441296162134855" text:style-name="L20">
        <text:list-item>
          <text:p text:style-name="P52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7797458" text:continue-list="list1284175636552880769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603753088540103416" text:style-name="L13">
        <text:list-item>
          <text:p text:style-name="P49">TASK</text:p>
        </text:list-item>
      </text:list>
      <text:p text:style-name="P7">[further]</text:p>
      <text:p text:style-name="P14"><text:line-break/><text:soft-pag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371636003878416491" text:style-name="L14">
        <text:list-item>
          <text:p text:style-name="P5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803288" text:continue-numbering="true" text:style-name="L14">
        <text:list-item>
          <text:p text:style-name="P50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9100073234512928245" text:style-name="L15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856030823658394841" text:style-name="L16">
              <text:list-item>
                <text:p text:style-name="P30"><text:soft-page-break/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7285137496107208609" text:style-name="L17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86</dc:date><text:p text:style-name="P63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17] res free# JVEMV6 44#6.2_X / 44. currency / 6. obs / 2. demo result data / 20200915_163237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89</dc:date><text:p text:style-name="P63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7] res free# JVEMV6 44#6.2_X / 44. currency / 6. obs / 2. demo result data / 20200915_163237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90</dc:date><text:p text:style-name="P63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7] res free# JVEMV6 44#6.2_X / 44. currency / 6. obs / 2. demo result data / 20200915_163237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90</dc:date><text:p text:style-name="P63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7] res free# JVEMV6 44#6.2_X / 44. currency / 6. obs / 2. demo result data / 20200915_163237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646200321167233056" text:style-name="L18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oft-page-break/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3530031760632154588" text:style-name="L19">
              <text:list-item>
                <text:p text:style-name="P33"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7808949" text:continue-list="list9100073234512928245" text:style-name="L15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ext:soft-page-break/>
        <table:table-row>
          <table:table-cell table:style-name="表1.A4" office:value-type="string">
            <text:p text:style-name="P5"/>
          </table:table-cell>
        </table:table-row>
      </table:table>
      <text:list xml:id="list37797652" text:continue-numbering="true" text:style-name="L15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7802139" text:continue-numbering="true" text:style-name="L15">
        <text:list-item>
          <text:p text:style-name="P35">move “<text:span text:style-name="T2">@@@</text:span>”</text:p>
        </text:list-item>
        <text:list-item>
          <text:p text:style-name="P51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5T17:58:45.82</dc:date>
    <dc:creator>iwabuchi ken</dc:creator>
    <meta:editing-duration>P10DT16H52M39S</meta:editing-duration>
    <meta:editing-cycles>1712</meta:editing-cycles>
    <meta:generator>OpenOffice/4.1.3$Win32 OpenOffice.org_project/413m1$Build-9783</meta:generator>
    <meta:document-statistic meta:table-count="6" meta:image-count="0" meta:object-count="0" meta:page-count="14" meta:paragraph-count="219" meta:word-count="852" meta:character-count="9591"/>
  </office:meta>
</office:document-meta>
</file>